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Light" svg:font-family="'DejaVu Sans Light'" style:font-family-generic="swiss" style:font-pitch="variable"/>
    <style:font-face style:name="Latin Modern Mono Light Cond" svg:font-family="'Latin Modern Mono Light Cond'"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cmmi10" svg:font-family="cmmi10" style:font-pitch="variable"/>
  </office:font-face-decls>
  <office:automatic-styles>
    <style:style style:name="P1" style:family="paragraph" style:parent-style-name="Standard">
      <style:text-properties officeooo:rsid="0001b6ce" officeooo:paragraph-rsid="0001b6ce"/>
    </style:style>
    <style:style style:name="P2" style:family="paragraph" style:parent-style-name="Standard">
      <style:text-properties officeooo:rsid="000279fb" officeooo:paragraph-rsid="000279fb"/>
    </style:style>
    <style:style style:name="P3" style:family="paragraph" style:parent-style-name="Standard">
      <style:text-properties fo:font-weight="bold" officeooo:rsid="000279fb" officeooo:paragraph-rsid="000279fb" style:font-weight-asian="bold" style:font-weight-complex="bold"/>
    </style:style>
    <style:style style:name="P4" style:family="paragraph" style:parent-style-name="Standard">
      <style:text-properties style:font-name="Latin Modern Mono Light Cond" fo:font-style="italic" officeooo:paragraph-rsid="0001b6ce" style:font-style-asian="italic" style:font-style-complex="italic"/>
    </style:style>
    <style:style style:name="P5" style:family="paragraph" style:parent-style-name="Standard">
      <style:text-properties style:font-name="Latin Modern Mono Light Cond" fo:font-style="italic" officeooo:paragraph-rsid="00036153" style:font-style-asian="italic" style:font-style-complex="italic"/>
    </style:style>
    <style:style style:name="P6" style:family="paragraph" style:parent-style-name="Standard">
      <style:text-properties fo:font-size="13pt" fo:font-weight="bold" officeooo:rsid="000279fb" officeooo:paragraph-rsid="000279fb" style:font-size-asian="13pt" style:font-weight-asian="bold" style:font-size-complex="13pt" style:font-weight-complex="bold"/>
    </style:style>
    <style:style style:name="T1" style:family="text">
      <style:text-properties officeooo:rsid="0001b6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MA:</text:p>
      <text:p text:style-name="P2"/>
      <text:p text:style-name="P3">LECTURA:</text:p>
      <text:p text:style-name="P2"/>
      <text:p text:style-name="P3">Elías y los profetas de Baal</text:p>
      <text:p text:style-name="P5"><text:tab/>“20Entonces Acab convocó a todos los hijos de Israel, y reunió a los profetas en el monte Carmelo. 21Y <text:tab/>acercándose Elías a todo el pueblo, dijo: ¿Hasta cuándo claudicaréis vosotros entre dos pensamientos? Si <text:tab/>Jehová es Dios, seguidle; y si Baal, id en pos de él. Y el pueblo no respondió palabra.”</text:p>
      <text:p text:style-name="P2"/>
      <text:p text:style-name="P6">INTRODUCCIÓN:</text:p>
      <text:p text:style-name="P1"/>
      <text:p text:style-name="P4"><text:span text:style-name="T1">“La justicia propia surge en parte del orgullo, pero principalmente de la ignorancia de la ley de Dios. Debido a que los hombres conocen muy poco o nada del terrible carácter de la ley divina, se imaginan justos insensatamente. No están conscientes de la profunda espiritualidad, de la rigurosa severidad de la ley, pues de lo contrario tendrían nociones diferentes y de mayor sabiduría. Si supieran cuán estrictamente la ley juzga los pensamientos, cómo se involucra con cada emoción del hombre interior, no habría ninguna criatura bajo el cielo de Dios, que se atreviera a considerarse justa delante de Dios, en virtud de sus propias obras y pensamientos. Basta que la ley sea revelada a un hombre, basta que sepa cuán estricta es la ley y cuán infinitamente justa, para que su justicia propia se marchite hasta convertirse en nada. Su justicia propia será un harapo inmundo a sus ojos, cuando antes la consideraba un vistoso abrigo.” </text:span>Charles Haddon Spurgeon</text:p>
      <text:p text:style-name="P1"/>
      <text:p text:style-name="P1"/>
      <text:p text:style-name="P1">Rubicón</text:p>
      <text:p text:style-name="P1"/>
      <text:p text:style-name="P1">El término "Rubicón" tiene dos acepciones principales: . El río Rubicón es conocido por ser el límite entre la Galia Cisalpina e Italia, que Julio César cruzó con sus tropas en el año 49 a. C., desencadenando una guerra civil. Como metáfora, "cruzar el Rubicón" significa tomar una decisión o realizar una acción que implica un riesgo considerable y un punto de no retorno.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Light" svg:font-family="'DejaVu Sans Light'" style:font-family-generic="swiss" style:font-pitch="variable"/>
    <style:font-face style:name="Latin Modern Mono Light Cond" svg:font-family="'Latin Modern Mono Light Cond'"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cmmi10" svg:font-family="cmmi10"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4T11:52:30.324613197</meta:creation-date>
    <dc:date>2025-07-15T10:26:24.865090821</dc:date>
    <meta:editing-duration>PT17H17M49S</meta:editing-duration>
    <meta:editing-cycles>1</meta:editing-cycles>
    <meta:generator>LibreOffice/7.4.4.2$Linux_X86_64 LibreOffice_project/85569322deea74ec9134968a29af2df5663baa21</meta:generator>
    <meta:document-statistic meta:table-count="0" meta:image-count="0" meta:object-count="0" meta:page-count="1" meta:paragraph-count="8" meta:word-count="286" meta:character-count="1694" meta:non-whitespace-character-count="1412"/>
  </office:meta>
</office:document-meta>
</file>